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2.365cm" loext:decorative="false"/>
      <style:paragraph-properties style:writing-mode="lr-tb"/>
    </style:style>
    <style:style style:name="pr2" style:family="presentation" style:parent-style-name="Blue_5f_Curve-outline1">
      <style:graphic-properties fo:min-height="5.576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fo:min-height="1.328cm" loext:decorative="false"/>
      <style:paragraph-properties style:writing-mode="lr-tb"/>
    </style:style>
    <style:style style:name="pr5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8" style:family="presentation" style:parent-style-name="Blue_5f_Curve1-outline1">
      <style:graphic-properties fo:min-height="5.576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Blue_5f_Curve1-outline1" style:list-style-name="L3">
      <style:graphic-properties fo:min-height="10.001cm" loext:decorative="false"/>
      <style:paragraph-properties style:writing-mode="lr-tb"/>
    </style:style>
    <style:style style:name="pr11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color="#000000" loext:opacity="100%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top="0.42cm" fo:margin-bottom="0.35cm"/>
      <style:text-properties fo:color="#000000" loext:opacity="100%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hyphenate="false" loext:hyphenation-no-caps="false" loext:hyphenation-no-last-word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74cm" fo:margin-bottom="0cm" fo:line-height="100%" fo:text-align="start" fo:text-indent="0cm"/>
    </style:style>
    <style:style style:name="P7" style:family="paragraph">
      <style:paragraph-properties fo:text-align="center"/>
      <style:text-properties fo:color="#000000" loext:opacity="100%" style:font-name="Noto Sans CJK JP:palt" fo:font-size="20pt" style:font-name-asian="Noto Sans CJK JP:palt" style:font-size-asian="20pt" style:font-size-complex="20pt" fo:hyphenate="false" loext:hyphenation-no-caps="false" loext:hyphenation-no-last-word="false"/>
    </style:style>
    <style:style style:name="P8" style:family="paragraph">
      <style:text-properties fo:color="#000000" loext:opacity="100%" style:font-name="Noto Sans CJK JP:palt" fo:font-size="20pt" style:font-name-asian="Noto Sans CJK JP:palt" style:font-size-asian="20pt" style:font-size-complex="20pt" fo:hyphenate="false" loext:hyphenation-no-caps="false" loext:hyphenation-no-last-word="false"/>
    </style:style>
    <style:style style:name="P9" style:family="paragraph">
      <style:text-properties fo:color="#000000" loext:opacity="100%" style:font-name="Noto Sans CJK JP:palt" fo:font-size="20pt" style:font-name-asian="Noto Sans CJK JP:palt" style:font-size-asian="20pt" style:font-size-complex="20pt" fo:hyphenate="false" loext:hyphenation-no-caps="false" loext:hyphenation-no-last-word="fals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text-properties fo:hyphenate="false" loext:hyphenation-no-caps="false" loext:hyphenation-no-last-word="false"/>
    </style:style>
    <style:style style:name="T1" style:family="text">
      <style:text-properties fo:color="#000000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30pt" style:font-size-asian="30pt" style:font-size-complex="30pt"/>
    </style:style>
    <style:style style:name="T4" style:family="text">
      <style:text-properties fo:color="#000000" loext:opacity="100%" style:font-name="Noto Sans CJK JP:palt" fo:font-size="24pt" style:font-name-asian="Noto Sans CJK JP:palt" style:font-size-asian="24pt" style:font-size-complex="24pt"/>
    </style:style>
    <style:style style:name="T5" style:family="text">
      <style:text-properties fo:color="#000000" loext:opacity="100%" style:font-name="Noto Sans CJK JP:palt" fo:font-size="20pt" style:font-name-asian="Noto Sans CJK JP:palt" style:font-size-asian="20pt" style:font-size-complex="20pt"/>
    </style:style>
    <style:style style:name="T6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2.365cm" svg:x="1.67cm" svg:y="0.899cm" presentation:class="title" presentation:user-transformed="true">
          <draw:text-box>
            <text:p text:style-name="P1"><text:span text:style-name="T1"><text:s text:c="4"/></text:span><text:span text:style-name="T1">個人素養 </text:span><text:span text:style-name="T1">Project</text:span></text:p>
          </draw:text-box>
        </draw:frame>
        <draw:frame presentation:style-name="pr2" draw:layer="layout" svg:width="26cm" svg:height="10cm" svg:x="1.071cm" svg:y="3.264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p text:style-name="P4"><text:span text:style-name="T2"/></text:p>
              </text:list-item>
            </text:list>
            <text:list text:style-name="L2">
              <text:list-header>
                <text:p text:style-name="P3"><text:span text:style-name="T2"/></text:p>
                <text:p text:style-name="P3"><text:span text:style-name="T3">9. </text:span><text:span text:style-name="T3">工作適應／壓力處理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34cm" svg:x="1cm" svg:y="0.397cm" presentation:class="title" presentation:user-transformed="true">
          <draw:text-box>
            <text:p text:style-name="P6"><text:span text:style-name="T3">工作適應／壓力處理</text:span></text:p>
          </draw:text-box>
        </draw:frame>
        <draw:frame presentation:style-name="pr5" draw:text-style-name="P9" draw:layer="layout" svg:width="26cm" svg:height="10cm" svg:x="1cm" svg:y="3cm" presentation:class="outline">
          <draw:text-box>
            <text:list text:style-name="L3">
              <text:list-item>
                <text:p text:style-name="P7"><text:span text:style-name="T4">內在及外在壓力，這些壓力來源是</text:span><text:span text:style-name="T4">:</text:span></text:p>
              </text:list-item>
              <text:list-item>
                <text:p text:style-name="P7"><text:span text:style-name="T5"/></text:p>
              </text:list-item>
              <text:list-item>
                <text:p text:style-name="P8"><text:span text:style-name="T5">1. </text:span><text:span text:style-name="T5">內部：感知，期望； 外部：環境，工作相關。身份角色認知失調</text:span><text:span text:style-name="T5">(cognitive and </text:span><text:span text:style-name="T5">identity dissonance)</text:span><text:span text:style-name="T5">。</text:span></text:p>
              </text:list-item>
              <text:list-item>
                <text:p text:style-name="P8"><text:span text:style-name="T5">2. </text:span><text:span text:style-name="T5">下放權力，並將事情處理按輕重分類，再將工作分解處理（</text:span><text:span text:style-name="T5">job decomposition)</text:span></text:p>
              </text:list-item>
              <text:list-item>
                <text:p text:style-name="P8"><text:span text:style-name="T5">3. </text:span><text:span text:style-name="T5">開會了解佢發生咩事，引導或建議“</text:span><text:span text:style-name="T5">2”, </text:span><text:span text:style-name="T5">幫佢係</text:span><text:span text:style-name="T5">4</text:span><text:span text:style-name="T5">星期內重塑角色，提供作爲管理</text:span><text:span text:style-name="T5">人的</text:span><text:span text:style-name="T5">workshop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534cm" svg:x="1cm" svg:y="0.397cm" presentation:class="title" presentation:user-transformed="true">
          <draw:text-box>
            <text:p text:style-name="P6"><text:span text:style-name="T3">工作適應／壓力處理</text:span>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1"><text:span text:style-name="T2">改善時間管理的方法包括：</text:span></text:p>
              </text:list-item>
              <text:list-item>
                <text:p text:style-name="P11"><text:span text:style-name="T2"/></text:p>
              </text:list-item>
              <text:list-item>
                <text:p text:style-name="P12"><text:span text:style-name="T6">1. *</text:span><text:span text:style-name="T6">優先排序</text:span><text:span text:style-name="T6">*</text:span><text:span text:style-name="T6">：列出每日工作清單，分清輕重緩急，優先處理最重要的任務。</text:span></text:p>
              </text:list-item>
              <text:list-item>
                <text:p text:style-name="P12"><text:span text:style-name="T6"/></text:p>
              </text:list-item>
              <text:list-item>
                <text:p text:style-name="P12"><text:span text:style-name="T6">2. *</text:span><text:span text:style-name="T6">學會授權</text:span><text:span text:style-name="T6">*</text:span><text:span text:style-name="T6">：將部分工作合理地分配給同事，減少自己的工作量，並信任同事的能力。</text:span></text:p>
              </text:list-item>
              <text:list-item>
                <text:p text:style-name="P12"><text:span text:style-name="T6"/></text:p>
              </text:list-item>
              <text:list-item>
                <text:p text:style-name="P12"><text:span text:style-name="T6">3. *</text:span><text:span text:style-name="T6">設置界限</text:span><text:span text:style-name="T6">*</text:span><text:span text:style-name="T6">：合理安排工作時間和休息時間，不要讓工作佔用所有的私人時間。</text:span></text:p>
              </text:list-item>
            </text:list>
            <text:list text:style-name="L2">
              <text:list-header>
                <text:p text:style-name="P1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34cm" svg:x="1cm" svg:y="0.397cm" presentation:class="title" presentation:user-transformed="true">
          <draw:text-box>
            <text:p text:style-name="P6"><text:span text:style-name="T3">工作適應／壓力處理</text:span></text:p>
          </draw:text-box>
        </draw:frame>
        <draw:frame presentation:style-name="pr10" draw:text-style-name="P14" draw:layer="layout" svg:width="26cm" svg:height="10cm" svg:x="1cm" svg:y="3cm" presentation:class="outline">
          <draw:text-box>
            <text:list text:style-name="L3">
              <text:list-item>
                <text:p text:style-name="P11"><text:span text:style-name="T2">作為她的上司，你可以：</text:span></text:p>
              </text:list-item>
              <text:list-item>
                <text:p text:style-name="P11"><text:span text:style-name="T2"/></text:p>
              </text:list-item>
              <text:list-item>
                <text:p text:style-name="P12"><text:span text:style-name="T6">1. *</text:span><text:span text:style-name="T6">提供支持</text:span><text:span text:style-name="T6">*</text:span><text:span text:style-name="T6">：與她進行開誠布公的對話，了解她的困擾，並提供必要的資源和支持。</text:span></text:p>
              </text:list-item>
              <text:list-item>
                <text:p text:style-name="P12"><text:span text:style-name="T6"/></text:p>
                <text:p text:style-name="P12"><text:span text:style-name="T6">2. *</text:span><text:span text:style-name="T6">鼓勵協作</text:span><text:span text:style-name="T6">*</text:span><text:span text:style-name="T6">：促進團隊合作，讓所有人都感受到對團隊目標的責任，而不是一人擔負所有壓力。</text:span></text:p>
              </text:list-item>
              <text:list-item>
                <text:p text:style-name="P12"><text:span text:style-name="T6"/></text:p>
              </text:list-item>
              <text:list-item>
                <text:p text:style-name="P12"><text:span text:style-name="T6">3. *</text:span><text:span text:style-name="T6">促進健康的工作環境</text:span><text:span text:style-name="T6">*</text:span><text:span text:style-name="T6">：鼓勵員工在工作與生活之間找到平衡，提供健康的工作環境和心理支持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34cm" svg:x="1cm" svg:y="0.397cm" presentation:class="title" presentation:user-transformed="true">
          <draw:text-box>
            <text:p text:style-name="P6"><text:span text:style-name="T3">工作適應／壓力處理</text:span></text:p>
          </draw:text-box>
        </draw:frame>
        <draw:frame presentation:style-name="pr11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opacity="20%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31:24.965034192</meta:creation-date>
    <meta:editing-duration>PT9M43S</meta:editing-duration>
    <meta:editing-cycles>2</meta:editing-cycles>
    <meta:generator>LibreOffice/24.2.6.2$Linux_X86_64 LibreOffice_project/420$Build-2</meta:generator>
    <dc:title>Blue Curve</dc:title>
    <dc:date>2024-11-09T10:52:33.007461322</dc:date>
    <meta:document-statistic meta:object-count="55"/>
  </office:meta>
</office:document-meta>
</file>